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CEJWCD</text:p>
      <text:h text:style-name="Heading_20_1" text:outline-level="1">Chapter 4: Servlet Contexts</text:h>
      <text:h text:style-name="Heading_20_2" text:outline-level="2">The Interfaces</text:h>
      <text:h text:style-name="Heading_20_3" text:outline-level="3">ServletContext</text:h>
      <text:h text:style-name="Heading_20_4" text:outline-level="4">Context (Application-Scoped) Attributes</text:h>
      <text:h text:style-name="Heading_20_5" text:outline-level="5">Attributes have a single String as an identifier, and take any Object as a value</text:h>
      <text:h text:style-name="Heading_20_5" text:outline-level="5">Are accessed via the following methods</text:h>
      <text:h text:style-name="Heading_20_6" text:outline-level="6">Object getAttribute(String name)</text:h>
      <text:h text:style-name="Heading_20_6" text:outline-level="6">Enumeration getAttributeNames()</text:h>
      <text:h text:style-name="Heading_20_6" text:outline-level="6">void removeAttribute(String name)</text:h>
      <text:h text:style-name="Heading_20_6" text:outline-level="6">void setAttribute(Stjring name, Object value)</text:h>
      <text:h text:style-name="Heading_20_7" text:outline-level="7">binding</text:h>
      <text:h text:style-name="Heading_20_5" text:outline-level="5"> </text:h>
      <text:h text:style-name="Heading_20_4" text:outline-level="4">Obtaining Context Information</text:h>
      <text:h text:style-name="Heading_20_5" text:outline-level="5">Methods</text:h>
      <text:h text:style-name="Heading_20_6" text:outline-level="6">String getServletContextName()</text:h>
      <text:h text:style-name="Heading_20_6" text:outline-level="6">String getRealPath(String path)</text:h>
      <text:h text:style-name="Heading_20_6" text:outline-level="6">Set getResourcePaths(String path)</text:h>
      <text:h text:style-name="Heading_20_6" text:outline-level="6">ServletContext getServletContext(String appUrl)</text:h>
      <text:h text:style-name="Heading_20_7" text:outline-level="7">Acces ServletContext of other applications</text:h>
      <text:h text:style-name="Heading_20_7" text:outline-level="7">Must begin "/"</text:h>
      <text:h text:style-name="Heading_20_4" text:outline-level="4">Accessing Static Resources</text:h>
      <text:h text:style-name="Heading_20_5" text:outline-level="5">Methods</text:h>
      <text:h text:style-name="Heading_20_6" text:outline-level="6">java.net.URL getResource(String path)</text:h>
      <text:h text:style-name="Heading_20_6" text:outline-level="6">java.io.InputStream getResourceAsStream(String path)</text:h>
      <text:h text:style-name="Heading_20_4" text:outline-level="4">Obtaining MIME type for the resource</text:h>
      <text:h text:style-name="Heading_20_5" text:outline-level="5">String getMimeType(String path)</text:h>
      <text:h text:style-name="Heading_20_4" text:outline-level="4">Obtaining RequestDispatchers</text:h>
      <text:h text:style-name="Heading_20_5" text:outline-level="5">Methods</text:h>
      <text:h text:style-name="Heading_20_6" text:outline-level="6">RequestDispatcher getRequestDispatcher(String path)</text:h>
      <text:h text:style-name="Heading_20_6" text:outline-level="6">RequestDispatcher getNamedDispatcher(String name)</text:h>
      <text:h text:style-name="Heading_20_4" text:outline-level="4">Context Initialisation Parameters</text:h>
      <text:h text:style-name="Heading_20_5" text:outline-level="5">Methods</text:h>
      <text:h text:style-name="Heading_20_6" text:outline-level="6">String getInitParameter(String name)</text:h>
      <text:h text:style-name="Heading_20_6" text:outline-level="6">Enumeration getInitParameterNames()</text:h>
      <text:h text:style-name="Heading_20_3" text:outline-level="3">ServletConfig</text:h>
      <text:h text:style-name="Heading_20_4" text:outline-level="4">Servlet Names and Contexts</text:h>
      <text:h text:style-name="Heading_20_5" text:outline-level="5">Methods</text:h>
      <text:h text:style-name="Heading_20_6" text:outline-level="6">String getServletName()</text:h>
      <text:h text:style-name="Heading_20_6" text:outline-level="6">ServletContext getServletContext()</text:h>
      <text:h text:style-name="Heading_20_4" text:outline-level="4">Servlet Initialisation Parameters</text:h>
      <text:h text:style-name="Heading_20_5" text:outline-level="5">Methods</text:h>
      <text:h text:style-name="Heading_20_6" text:outline-level="6">String getInitParameter(String name)</text:h>
      <text:h text:style-name="Heading_20_6" text:outline-level="6">Enumeration getInitParameterNames()</text:h>
      <text:h text:style-name="Heading_20_6" text:outline-level="6">All parameters contained in web.xml, inside &lt;init-param&gt; tag under &lt;servlet&gt; tag</text:h>
      <text:h text:style-name="Heading_20_2" text:outline-level="2">GenericServlet Support for Contexts</text:h>
      <text:h text:style-name="Heading_20_3" text:outline-level="3">Initialisation</text:h>
      <text:h text:style-name="Heading_20_4" text:outline-level="4">Methods</text:h>
      <text:h text:style-name="Heading_20_5" text:outline-level="5">init(ServletConfig)</text:h>
      <text:h text:style-name="Heading_20_5" text:outline-level="5">init()</text:h>
      <text:h text:style-name="Heading_20_3" text:outline-level="3">Convenience Methods</text:h>
      <text:h text:style-name="Heading_20_4" text:outline-level="4">Methods</text:h>
      <text:h text:style-name="Heading_20_5" text:outline-level="5">ServletConfig getServletConfig()</text:h>
      <text:h text:style-name="Heading_20_5" text:outline-level="5">ServletContext getServletContext()</text:h>
      <text:h text:style-name="Heading_20_5" text:outline-level="5">String getInitParameter(String name)</text:h>
      <text:h text:style-name="Heading_20_5" text:outline-level="5">Enumeration getInitParameterNames()</text:h>
      <text:h text:style-name="Heading_20_5" text:outline-level="5">String getServletName()</text:h>
      <text:h text:style-name="Heading_20_2" text:outline-level="2">Context Listeners</text:h>
      <text:h text:style-name="Heading_20_3" text:outline-level="3">Life Cycle</text:h>
      <text:h text:style-name="Heading_20_4" text:outline-level="4">Initialisation</text:h>
      <text:h text:style-name="Heading_20_4" text:outline-level="4">Lifetime</text:h>
      <text:h text:style-name="Heading_20_4" text:outline-level="4">Destruction</text:h>
      <text:h text:style-name="Heading_20_3" text:outline-level="3">ServletContextListener</text:h>
      <text:h text:style-name="Heading_20_4" text:outline-level="4">Methods</text:h>
      <text:h text:style-name="Heading_20_5" text:outline-level="5">void contextInitialized(ServletContextEvent event)</text:h>
      <text:h text:style-name="Heading_20_5" text:outline-level="5">void contextDestroyed(ServletContextEvent event)</text:h>
      <text:h text:style-name="Heading_20_4" text:outline-level="4">ServletContextEvent</text:h>
      <text:h text:style-name="Heading_20_5" text:outline-level="5">Methods</text:h>
      <text:h text:style-name="Heading_20_6" text:outline-level="6">ServletContext getServletContext()</text:h>
      <text:h text:style-name="Heading_20_3" text:outline-level="3">ServletContextAttributeListener</text:h>
      <text:h text:style-name="Heading_20_4" text:outline-level="4">Methods</text:h>
      <text:h text:style-name="Heading_20_5" text:outline-level="5">void attributeAdded(ServletContextAttributeEvent event)</text:h>
      <text:h text:style-name="Heading_20_5" text:outline-level="5">void attributeRemoved(ServletContextAttributeEvent event)</text:h>
      <text:h text:style-name="Heading_20_5" text:outline-level="5">void attributeReplaced(ServletContextAttributeEvent event)</text:h>
      <text:h text:style-name="Heading_20_4" text:outline-level="4">ServletContextAttributeEvent</text:h>
      <text:h text:style-name="Heading_20_5" text:outline-level="5">Methods</text:h>
      <text:h text:style-name="Heading_20_6" text:outline-level="6">ServletContext getServletContext()</text:h>
      <text:h text:style-name="Heading_20_6" text:outline-level="6">String getName()</text:h>
      <text:h text:style-name="Heading_20_6" text:outline-level="6">Object getValue()</text:h>
      <text:h text:style-name="Heading_20_1" text:outline-level="1">Chapter 5: Requests and Responses</text:h>
      <text:h text:style-name="Heading_20_2" text:outline-level="2">Request Listeners</text:h>
      <text:h text:style-name="Heading_20_3" text:outline-level="3">ServletRequestListener</text:h>
      <text:h text:style-name="Heading_20_4" text:outline-level="4">Methods</text:h>
      <text:h text:style-name="Heading_20_5" text:outline-level="5">void requestInitialized(ServletRequestEvent event)</text:h>
      <text:h text:style-name="Heading_20_5" text:outline-level="5">void requestIDetroyed(ServletRequestEvent event)</text:h>
      <text:h text:style-name="Heading_20_4" text:outline-level="4">ServletRequestEvent</text:h>
      <text:h text:style-name="Heading_20_5" text:outline-level="5">ServletContext getServletContext()</text:h>
      <text:h text:style-name="Heading_20_5" text:outline-level="5">ServletRequest getServletRequest()</text:h>
      <text:h text:style-name="Heading_20_3" text:outline-level="3">ServletRequestAttributeListener</text:h>
      <text:h text:style-name="Heading_20_4" text:outline-level="4">Methods</text:h>
      <text:h text:style-name="Heading_20_5" text:outline-level="5">void attributeAdded(ServletRequestAttributeEvent event)</text:h>
      <text:h text:style-name="Heading_20_5" text:outline-level="5">void attributeRemoved(ServletRequestAttributeEvent event)</text:h>
      <text:h text:style-name="Heading_20_5" text:outline-level="5">void attributeReplaced(ServletRequestAttributeEvent event)</text:h>
      <text:h text:style-name="Heading_20_4" text:outline-level="4">ServletRequestAttributeEvent</text:h>
      <text:h text:style-name="Heading_20_5" text:outline-level="5">ServletContext getServletContext()</text:h>
      <text:h text:style-name="Heading_20_5" text:outline-level="5">ServletRequest getServletRequest()</text:h>
      <text:h text:style-name="Heading_20_5" text:outline-level="5">String getName()</text:h>
      <text:h text:style-name="Heading_20_5" text:outline-level="5">Object getValue()</text:h>
      <text:h text:style-name="Heading_20_1" text:outline-level="1">Chapter 6: RequestDispatcher &amp; Wrappers</text:h>
      <text:h text:style-name="Heading_20_2" text:outline-level="2">The RequestDispatcher Mechanism</text:h>
      <text:h text:style-name="Heading_20_3" text:outline-level="3">The Request Dispatcher Interface</text:h>
      <text:h text:style-name="Heading_20_3" text:outline-level="3">Using RequestDispatchers</text:h>
      <text:h text:style-name="Heading_20_2" text:outline-level="2">Wrapping Requests and Responses</text:h>
      <text:h text:style-name="Heading_20_3" text:outline-level="3">Request Wrappers</text:h>
      <text:h text:style-name="Heading_20_3" text:outline-level="3">Response Wrappers</text:h>
      <text:h text:style-name="Heading_20_2" text:outline-level="2">Wrappers and RequestDispatchers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